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RANA BENITEZ YSABEL HERMELIND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ANA BENITEZ YSABEL HERMELIN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OQUENAIRA HILARIO, LIZB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ANA BENITEZ, RUTH ZAR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4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21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